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officeooo:rsid="00056772" officeooo:paragraph-rsid="00056772"/>
    </style:style>
    <style:style style:name="P3" style:family="paragraph" style:parent-style-name="Standard">
      <style:text-properties fo:font-weight="normal" officeooo:rsid="00067557" officeooo:paragraph-rsid="00067557" style:font-weight-asian="normal" style:font-weight-complex="normal"/>
    </style:style>
    <style:style style:name="P4" style:family="paragraph" style:parent-style-name="Standard">
      <style:text-properties fo:font-weight="normal" officeooo:rsid="0007b77a" officeooo:paragraph-rsid="0007b77a" style:font-weight-asian="normal" style:font-weight-complex="normal"/>
    </style:style>
    <style:style style:name="P5" style:family="paragraph" style:parent-style-name="Standard">
      <style:text-properties fo:font-weight="normal" officeooo:rsid="0008f403" officeooo:paragraph-rsid="0008f403" style:font-weight-asian="normal" style:font-weight-complex="normal"/>
    </style:style>
    <style:style style:name="P6" style:family="paragraph" style:parent-style-name="Standard">
      <style:text-properties fo:font-weight="normal" officeooo:rsid="0008f403" officeooo:paragraph-rsid="000ce7a3" style:font-weight-asian="normal" style:font-weight-complex="normal"/>
    </style:style>
    <style:style style:name="P7" style:family="paragraph" style:parent-style-name="Standard">
      <style:text-properties fo:font-weight="normal" officeooo:rsid="000a755f" officeooo:paragraph-rsid="000a755f" style:font-weight-asian="normal" style:font-weight-complex="normal"/>
    </style:style>
    <style:style style:name="P8" style:family="paragraph" style:parent-style-name="Standard">
      <style:text-properties fo:font-weight="normal" officeooo:rsid="000a755f" officeooo:paragraph-rsid="000ce7a3" style:font-weight-asian="normal" style:font-weight-complex="normal"/>
    </style:style>
    <style:style style:name="P9" style:family="paragraph" style:parent-style-name="Standard">
      <style:text-properties fo:font-weight="normal" officeooo:rsid="000d27ec" style:font-weight-asian="normal" style:font-weight-complex="normal"/>
    </style:style>
    <style:style style:name="P10" style:family="paragraph" style:parent-style-name="Standard">
      <style:text-properties fo:font-weight="normal" officeooo:rsid="000d27ec" officeooo:paragraph-rsid="000d27ec" style:font-weight-asian="normal" style:font-weight-complex="normal"/>
    </style:style>
    <style:style style:name="P11" style:family="paragraph" style:parent-style-name="Standard">
      <style:text-properties fo:font-weight="normal" officeooo:rsid="000e9523" officeooo:paragraph-rsid="000e9523" style:font-weight-asian="normal" style:font-weight-complex="normal"/>
    </style:style>
    <style:style style:name="P12" style:family="paragraph" style:parent-style-name="Standard">
      <style:text-properties fo:font-weight="normal" officeooo:rsid="000fa193" officeooo:paragraph-rsid="000fa193" style:font-weight-asian="normal" style:font-weight-complex="normal"/>
    </style:style>
    <style:style style:name="P13" style:family="paragraph" style:parent-style-name="Standard">
      <style:text-properties fo:font-weight="normal" officeooo:rsid="0010c9e9" officeooo:paragraph-rsid="0010c9e9" style:font-weight-asian="normal" style:font-weight-complex="normal"/>
    </style:style>
    <style:style style:name="P14" style:family="paragraph" style:parent-style-name="Text_20_body">
      <style:text-properties fo:font-weight="normal" officeooo:rsid="0008f403" officeooo:paragraph-rsid="000ce7a3" style:font-weight-asian="normal" style:font-weight-complex="normal"/>
    </style:style>
    <style:style style:name="P15" style:family="paragraph" style:parent-style-name="Text_20_body">
      <style:text-properties fo:font-weight="normal" officeooo:rsid="000a755f" officeooo:paragraph-rsid="000afe49" style:font-weight-asian="normal" style:font-weight-complex="normal"/>
    </style:style>
    <style:style style:name="P16" style:family="paragraph" style:parent-style-name="Text_20_body">
      <style:text-properties officeooo:rsid="000afe49" officeooo:paragraph-rsid="000afe49"/>
    </style:style>
    <style:style style:name="P17" style:family="paragraph" style:parent-style-name="Text_20_body">
      <style:text-properties officeooo:paragraph-rsid="000afe49"/>
    </style:style>
    <style:style style:name="P18" style:family="paragraph" style:parent-style-name="Text_20_body">
      <style:paragraph-properties fo:margin-top="0in" fo:margin-bottom="0in" style:contextual-spacing="true"/>
      <style:text-properties fo:font-weight="normal" officeooo:rsid="000afe49" officeooo:paragraph-rsid="000afe49" style:font-weight-asian="normal" style:font-weight-complex="normal"/>
    </style:style>
    <style:style style:name="P19" style:family="paragraph" style:parent-style-name="Text_20_body">
      <style:paragraph-properties fo:margin-top="0in" fo:margin-bottom="0in" style:contextual-spacing="true"/>
      <style:text-properties fo:font-weight="normal" officeooo:rsid="000afe49" officeooo:paragraph-rsid="0010c9e9" style:font-weight-asian="normal" style:font-weight-complex="normal"/>
    </style:style>
    <style:style style:name="P20" style:family="paragraph" style:parent-style-name="Text_20_body">
      <style:paragraph-properties fo:margin-top="0in" fo:margin-bottom="0in" style:contextual-spacing="true"/>
      <style:text-properties officeooo:rsid="000afe49" officeooo:paragraph-rsid="000afe49"/>
    </style:style>
    <style:style style:name="T1" style:family="text">
      <style:text-properties officeooo:rsid="0007b77a"/>
    </style:style>
    <style:style style:name="T2" style:family="text">
      <style:text-properties officeooo:rsid="000a75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862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27ec" style:font-weight-asian="normal" style:font-weight-complex="normal"/>
    </style:style>
    <style:style style:name="T7" style:family="text">
      <style:text-properties fo:font-weight="normal" officeooo:rsid="0010c9e9" style:font-weight-asian="normal" style:font-weight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0afe49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0afe49" style:font-weight-asian="bold" style:font-weight-complex="bold"/>
    </style:style>
    <style:style style:name="T12" style:family="text">
      <style:text-properties style:font-name="Liberation Serif" fo:font-weight="bold" officeooo:rsid="0008f403" style:font-weight-asian="bold" style:font-weight-complex="bold"/>
    </style:style>
    <style:style style:name="T13" style:family="text">
      <style:text-properties style:font-name="Liberation Serif" officeooo:rsid="000fa193"/>
    </style:style>
    <style:style style:name="T14" style:family="text">
      <style:text-properties style:font-name="Liberation Serif" fo:font-weight="normal" officeooo:rsid="0008f403" style:font-weight-asian="normal" style:font-weight-complex="normal"/>
    </style:style>
    <style:style style:name="T15" style:family="text">
      <style:text-properties officeooo:rsid="000ce7a3"/>
    </style:style>
    <style:style style:name="T16" style:family="text">
      <style:text-properties officeooo:rsid="000d27ec"/>
    </style:style>
    <style:style style:name="T17" style:family="text">
      <style:text-properties style:text-position="super 58%"/>
    </style:style>
    <style:style style:name="T18" style:family="text">
      <style:text-properties style:text-position="0% 100%"/>
    </style:style>
    <style:style style:name="T19" style:family="text">
      <style:text-properties officeooo:rsid="000e9523"/>
    </style:style>
    <style:style style:name="T20" style:family="text">
      <style:text-properties officeooo:rsid="000fa193"/>
    </style:style>
    <style:style style:name="T21" style:family="text">
      <style:text-properties officeooo:rsid="0010c9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Step <text:span text:style-name="T16">1</text:span>: <text:s/><text:span text:style-name="T15">C</text:span>reate Git <text:span text:style-name="T15">R</text:span>epo(<text:span text:style-name="T16">locally)</text:span></text:p>
      <text:p text:style-name="P5"/>
      <text:p text:style-name="P17"><text:span text:style-name="T14">The </text:span><text:span text:style-name="Source_20_Text"><text:span text:style-name="T12">git init</text:span></text:span><text:span text:style-name="T12"> </text:span><text:span text:style-name="T14">command creates a new Git repository. It can be used to convert an existing, unversioned project to a Git repository or initialize a new empty repository. Most of the other Git commands are not available outside of an initialized repository, so this is usually the first command you’ll run in a new project.</text:span></text:p>
      <text:p text:style-name="P15">The <text:span text:style-name="Source_20_Text">git clone</text:span> command copies an existing Git repository. This is sort of like <text:span text:style-name="Source_20_Text">svn checkout</text:span>, except the “working copy” is a full-fledged Git repository—it has its own history, manages its own files, and is a completely isolated environment from the original repository.</text:p>
      <text:p text:style-name="P15">The <text:span text:style-name="Source_20_Text">git config</text:span> command lets you configure your Git installation (or an individual repository) from the command line. This command can define everything from user info to preferences to the behavior of a repository. Several common configuration options are listed below. </text:p>
      <text:p text:style-name="P15"/>
      <text:p text:style-name="P20"><text:span text:style-name="T6">Link</text:span><text:span text:style-name="T7">tos</text:span><text:span text:style-name="T6"> or Asides or Syntax Bubble</text:span><text:span text:style-name="T5">:</text:span></text:p>
      <text:p text:style-name="P20"><text:span text:style-name="T5"/></text:p>
      <text:p text:style-name="P19"><text:span text:style-name="T8">Executing </text:span><text:span text:style-name="Source_20_Text"><text:span text:style-name="T10">git init</text:span></text:span><text:span text:style-name="T10"> </text:span><text:span text:style-name="T8">creates a </text:span><text:span text:style-name="Source_20_Text"><text:span text:style-name="T8">.git</text:span></text:span><text:span text:style-name="T8"> subdirectory in the project root, which contains all of the necessary metadata for the repo, and makes it possible to start recording revisions of the project.. </text:span></text:p>
      <text:p text:style-name="P18"/>
      <text:p text:style-name="P18">Git clone &lt;repo&gt;</text:p>
      <text:p text:style-name="P18">Clone the repository located at <text:span text:style-name="Source_20_Text">&lt;repo&gt;</text:span> onto the local machine. The original repository can be located on the local filesystem or on a remote machine accessible via HTTP or SSH.</text:p>
      <text:p text:style-name="P5"/>
      <text:p text:style-name="P7">To update your local repository to the newest commit, execute <text:span text:style-name="T3">git pull </text:span>in your working directory to fetch and merge remote changes. To merge another branch 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tep <text:span text:style-name="T15">2</text:span>: Create <text:span text:style-name="T15">Github</text:span> <text:span text:style-name="T16">(pushing)</text:span></text:p>
      <text:p text:style-name="P6">Assuming you've already created a folder inside your text editor. Now its time to create a git<text:span text:style-name="T21">hub</text:span> repo. <text:span text:style-name="T8">Open your terminal, move(cd) into the folder. </text:span></text:p>
      <text:p text:style-name="P10"><text:span text:style-name="T8">Git add </text:span></text:p>
      <text:p text:style-name="P10"><text:span text:style-name="T8">git commit</text:span></text:p>
      <text:p text:style-name="P6">Now to add the folder use git add *, to commit the changes use git commit -m “commit message” .. <text:span text:style-name="T2">whatever's inside the quotations: </text:span>“ <text:span text:style-name="T2">” helps you keep track of recent changes made. </text:span></text:p>
      <text:p text:style-name="P8">Your changes are now in your local working copy, to send those changes to your remote repository, execute <text:span text:style-name="T3">git push origin [github link]. <text:s text:c="2"/></text:span></text:p>
      <text:p text:style-name="P8"/>
      <text:p text:style-name="P13"><text:span text:style-name="T3">LI</text:span><text:span text:style-name="T4">sdf</text:span></text:p>
      <text:p text:style-name="P8"/>
      <text:p text:style-name="P8"><text:span text:style-name="T3"/></text:p>
      <text:p text:style-name="P8"/>
      <text:p text:style-name="P14"/>
      <text:p text:style-name="P6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20:31:54.529634161</meta:creation-date>
    <dc:date>2015-01-05T13:44:59.979784485</dc:date>
    <meta:editing-duration>PT1H11M2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3" meta:paragraph-count="17" meta:word-count="336" meta:character-count="1995" meta:non-whitespace-character-count="1666"/>
  </office:meta>
</office:document-meta>
</file>